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paragraph-properties fo:line-height="100%"/>
      <style:text-properties officeooo:rsid="056f87d1" officeooo:paragraph-rsid="057191b6"/>
    </style:style>
    <style:style style:name="P6" style:family="paragraph" style:parent-style-name="Text_20_body">
      <style:text-properties officeooo:paragraph-rsid="0570f993"/>
    </style:style>
    <style:style style:name="P7" style:family="paragraph" style:parent-style-name="Text_20_body">
      <style:text-properties officeooo:rsid="057843af" officeooo:paragraph-rsid="057843af"/>
    </style:style>
    <style:style style:name="P8" style:family="paragraph" style:parent-style-name="Text_20_body">
      <style:text-properties officeooo:rsid="056a94fb" officeooo:paragraph-rsid="057bda9f"/>
    </style:style>
    <style:style style:name="P9" style:family="paragraph" style:parent-style-name="Text_20_body">
      <style:text-properties officeooo:rsid="05735d0c" officeooo:paragraph-rsid="057843af"/>
    </style:style>
    <style:style style:name="P10" style:family="paragraph" style:parent-style-name="Text_20_body">
      <style:paragraph-properties fo:line-height="100%"/>
      <style:text-properties officeooo:rsid="0569f00d" officeooo:paragraph-rsid="04af6545"/>
    </style:style>
    <style:style style:name="P11" style:family="paragraph" style:parent-style-name="Text_20_body">
      <style:paragraph-properties fo:line-height="100%"/>
      <style:text-properties officeooo:rsid="04af6545" officeooo:paragraph-rsid="04af6545"/>
    </style:style>
    <style:style style:name="P12" style:family="paragraph" style:parent-style-name="Text_20_body">
      <style:text-properties officeooo:rsid="0561464b" officeooo:paragraph-rsid="058fcc10"/>
    </style:style>
    <style:style style:name="P13" style:family="paragraph" style:parent-style-name="Text_20_body">
      <style:text-properties officeooo:rsid="058e149f" officeooo:paragraph-rsid="058e149f"/>
    </style:style>
    <style:style style:name="P14" style:family="paragraph" style:parent-style-name="Heading_20_2">
      <style:text-properties officeooo:paragraph-rsid="052ed04f"/>
    </style:style>
    <style:style style:name="P15" style:family="paragraph" style:parent-style-name="Heading_20_2">
      <style:text-properties officeooo:rsid="0569f00d" officeooo:paragraph-rsid="0570f993"/>
    </style:style>
    <style:style style:name="P16" style:family="paragraph" style:parent-style-name="Heading_20_2">
      <style:text-properties officeooo:rsid="05735d0c" officeooo:paragraph-rsid="0575e254"/>
    </style:style>
    <style:style style:name="P17" style:family="paragraph" style:parent-style-name="Heading_20_2">
      <style:text-properties officeooo:rsid="05735d0c" officeooo:paragraph-rsid="058b9dbb"/>
    </style:style>
    <style:style style:name="P18" style:family="paragraph" style:parent-style-name="Heading_20_2">
      <style:text-properties officeooo:paragraph-rsid="05648627"/>
    </style:style>
    <style:style style:name="P19" style:family="paragraph" style:parent-style-name="Text_20_body">
      <style:text-properties officeooo:rsid="058e149f" officeooo:paragraph-rsid="058e149f"/>
    </style:style>
    <style:style style:name="P20" style:family="paragraph" style:parent-style-name="Text_20_body">
      <style:text-properties officeooo:rsid="0596ca4a" officeooo:paragraph-rsid="0596ca4a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2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4" style:family="paragraph" style:parent-style-name="Heading_20_1">
      <style:paragraph-properties fo:line-height="100%"/>
      <style:text-properties officeooo:rsid="04af6545" officeooo:paragraph-rsid="04af6545"/>
    </style:style>
    <style:style style:name="P25" style:family="paragraph" style:parent-style-name="Heading_20_2">
      <style:text-properties officeooo:rsid="05735d0c" officeooo:paragraph-rsid="0596ca4a"/>
    </style:style>
    <style:style style:name="T1" style:family="text">
      <style:text-properties officeooo:rsid="05226f8d"/>
    </style:style>
    <style:style style:name="T2" style:family="text">
      <style:text-properties officeooo:rsid="055fb26e"/>
    </style:style>
    <style:style style:name="T3" style:family="text">
      <style:text-properties officeooo:rsid="05609767"/>
    </style:style>
    <style:style style:name="T4" style:family="text">
      <style:text-properties officeooo:rsid="0565f2dc"/>
    </style:style>
    <style:style style:name="T5" style:family="text">
      <style:text-properties officeooo:rsid="056f87d1"/>
    </style:style>
    <style:style style:name="T6" style:family="text">
      <style:text-properties officeooo:rsid="057065d1"/>
    </style:style>
    <style:style style:name="T7" style:family="text">
      <style:text-properties officeooo:rsid="0570f993"/>
    </style:style>
    <style:style style:name="T8" style:family="text">
      <style:text-properties officeooo:rsid="05717f4b"/>
    </style:style>
    <style:style style:name="T9" style:family="text">
      <style:text-properties officeooo:rsid="057843af"/>
    </style:style>
    <style:style style:name="T10" style:family="text">
      <style:text-properties officeooo:rsid="0579be9b"/>
    </style:style>
    <style:style style:name="T11" style:family="text">
      <style:text-properties officeooo:rsid="057bda9f"/>
    </style:style>
    <style:style style:name="T12" style:family="text">
      <style:text-properties officeooo:rsid="057ca7f2"/>
    </style:style>
    <style:style style:name="T13" style:family="text">
      <style:text-properties officeooo:rsid="058a08fd"/>
    </style:style>
    <style:style style:name="T14" style:family="text">
      <style:text-properties officeooo:rsid="058b9dbb"/>
    </style:style>
    <style:style style:name="T15" style:family="text">
      <style:text-properties officeooo:rsid="058fcc10"/>
    </style:style>
    <style:style style:name="T16" style:family="text">
      <style:text-properties style:font-name="Times New Roman" fo:font-style="italic" officeooo:rsid="058fcc10" style:font-style-asian="italic" style:font-style-complex="italic"/>
    </style:style>
    <style:style style:name="T17" style:family="text">
      <style:text-properties officeooo:rsid="059160cd"/>
    </style:style>
    <style:style style:name="T18" style:family="text">
      <style:text-properties officeooo:rsid="0596ca4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5984f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מטלה</text:span> <text:span text:style-name="T2">7 - חלוקה הוגנת</text:span></text:h>
      <text:p text:style-name="P11">יש לענות על שאלה אחת לבחירתכם. הגשה בזוגות, עד תחילת ההרצאה הבאה.</text:p>
      <text:p text:style-name="P11"/>
      <text:p text:style-name="P15">שאלה <text:span text:style-name="T7">1</text:span>: <text:span text:style-name="T4">חלוקה אסטרטגית</text:span></text:p>
      <text:p text:style-name="P6">א. הוכיח<text:span text:style-name="T5">ו שאלגוריתם "חתוך ובחר" אינו אמיתי.</text:span></text:p>
      <text:p text:style-name="P5">ב.<text:span text:style-name="T6"> נניח שאתם משחקים במשחק "חתוך ובחר" עם אותו שחקן ועל אותה עוגה, במשך הרבה פעמים. תארו אסטרטגיה שתאפשר לכם להשיג את הערך הגדול ביותר. נסו את האסטרטגיה שלכם בקישור הבא:</text:span></text:p>
      <text:p text:style-name="P5"><text:a xlink:type="simple" xlink:href="http://tora.us.fm/fairness/cake/game-01.html" text:style-name="Internet_20_link" text:visited-style-name="Visited_20_Internet_20_Link"><text:span text:style-name="T6">http://tora.us.fm/fairness/cake/game-01.html</text:span></text:a></text:p>
      <text:p text:style-name="P10"/>
      <text:p text:style-name="P14">שאלה <text:span text:style-name="T8">2</text:span>: <text:span text:style-name="T3">חלוקת תורנויות (chore division)</text:span></text:p>
      <text:p text:style-name="P12">אמא ואבא נסעו לנופש, והשאירו את <text:span text:style-name="T16">n</text:span> ילדיהם <text:span text:style-name="T15">הגדולים </text:span>לשמור על <text:span text:style-name="T15">התינוקת ה-1+</text:span><text:span text:style-name="T16">n </text:span><text:span text:style-name="T1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12">א</text:span>. הגדירו בפירוט מהי חלוקה פרופורציונלית ומהי חלוקה ללא-קנאה במצב ז<text:span text:style-name="T12">ה (מדוע זה שונה ממה שלמדנו בכיתה?).</text:span></text:p>
      <text:p text:style-name="P3"><text:span text:style-name="T12">ב</text:span>. כיתבו אלגוריתם המוצא חלוקה פרופורציונלית במצב זה.</text:p>
      <text:p text:style-name="P3"/>
      <text:p text:style-name="P18">שאלה <text:span text:style-name="T8">3</text:span>: <text:span text:style-name="T4">חלוקה עם זכויות לא שוות (unequal entitlements)</text:span></text:p>
      <text:p text:style-name="P8">עמי ותמי <text:span text:style-name="T11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12">א</text:span>. הגדירו בפירוט מהי חלוקה פרופורציונלית ומהי חלוקה ללא-קנאה במצב זה.</text:p>
      <text:p text:style-name="P4">ג. כיתבו אלגוריתם המוצא חלוקה פרופורציונלית במצב זה.</text:p>
      <text:p text:style-name="P4"/>
      <text:p text:style-name="P16">שאלה 4: חלוקה יעילה <text:span text:style-name="T13">פארטו</text:span></text:p>
      <text:p text:style-name="P7">א. הוכיחו שאלגוריתם "חתוך ובחר" לא תמיד מוצא חלוקה יעילה פארטו.</text:p>
      <text:p text:style-name="P9"><text:span text:style-name="T9">ב. הסבירו מדוע</text:span> תמיד קיימת חלוק<text:span text:style-name="T10">ה </text:span>שהיא גם פרופורציונלית וגם יעילה<text:span text:style-name="T13"> פארטו</text:span>.</text:p>
      <text:p text:style-name="P9"/>
      <text:p text:style-name="P17"><text:soft-page-break/>שאלה <text:span text:style-name="T14">5</text:span>: <text:span text:style-name="T17">שינוי חלוקה קיימת</text:span></text:p>
      <text:p text:style-name="P13"><text:span text:style-name="T17">עמי רמי ו</text:span>תמי <text:span text:style-name="T17">חילקו ביניהם עוגה בצורה פרופורציונלית (כל אחד קיבל לפחות 1/3). <text:s/>הם התיישבו לאכול, אבל לפני שהספיקו - נכנסה צומי וטענה שגם לה מגיע חלק. <text:s text:c="4"/>מיצאו אלגוריתם המשנה את החלוקה הקיימת ויוצר חלוקה חדשה שהיא פרופורציונלית (כל אחד מקבל לפחות 1/4).</text:span></text:p>
      <text:p text:style-name="P13"/>
      <text:p text:style-name="P25">שאלה <text:span text:style-name="T18">6: תיכנות אלגוריתם</text:span></text:p>
      <text:p text:style-name="P20">נניח שרוצים לחלק עוגה המיוצגת ע"י הקטע [0,1]. כל משתתף מיוצג ע"י המחלקה הבאה:</text:p>
      <text:p text:style-name="P21">class Agent {</text:p>
      <text:p text:style-name="P21"><text:tab/>double eval(double x); <text:s/></text:p>
      <text:p text:style-name="P21"><text:s text:c="11"/>// INPUT: <text:s text:c="2"/>x, a number between 0 and 1.</text:p>
      <text:p text:style-name="P21"><text:s text:c="11"/>// OUTPUT: <text:s/>v, the value of [0,x]</text:p>
      <text:p text:style-name="P21"/>
      <text:p text:style-name="P21"><text:tab/>double mark(double v);</text:p>
      <text:p text:style-name="P21"><text:s text:c="11"/>// INPUT: <text:s text:c="2"/>v, a number between 0 and 1.</text:p>
      <text:p text:style-name="P21"><text:s text:c="11"/>// OUTPUT: <text:s/>a number such that the value of [0,x] is v.</text:p>
      <text:p text:style-name="P21">}</text:p>
      <text:p text:style-name="P23">א. כיתבו בשפה לבחירתכם (אפשר גם פסאודו-קוד) את אלגוריתם "חתוך ובחר":</text:p>
      <text:p text:style-name="P21">void cutAndChoose(Agent a, Agent b)</text:p>
      <text:p text:style-name="P23">הפונקציה מקבלת שני שחקנים וכותבת את החלוקה בפורמט הבא (לדוגמה):</text:p>
      <text:p text:style-name="P22">Agent a receives [0,0.3]. <text:s/>Agent b receives [0.3,1].</text:p>
      <text:p text:style-name="P23">ב. כיתבו בשפה לבחירתכם את אלגוריתם "המפחית האחרון":</text:p>
      <text:p text:style-name="P21">void lastDiminisher(Agent[] agents)</text:p>
      <text:p text:style-name="P23">הפונקציה מקבלת מערך של שחקנים וכותבת את החלוקה בפורמט הבא (לדוגמה):</text:p>
      <text:p text:style-name="P22">Agent 0 receives [0,0.3]. <text:span text:style-name="T20"><text:s/></text:span>Agent 1 receives [0.3,0.6]<text:span text:style-name="T20">.</text:span> <text:span text:style-name="T20"><text:s/>Agent 2.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30T08:24:06.771069313</dc:date>
    <meta:editing-duration>P10DT10H6M45S</meta:editing-duration>
    <meta:editing-cycles>1268</meta:editing-cycles>
    <meta:document-statistic meta:table-count="0" meta:image-count="0" meta:object-count="0" meta:page-count="2" meta:paragraph-count="39" meta:word-count="422" meta:character-count="2452" meta:non-whitespace-character-count="2005"/>
  </office:meta>
</office:document-meta>
</file>